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ra" svg:font-family="Lora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/>
      <style:text-properties officeooo:paragraph-rsid="0004ce36"/>
    </style:style>
    <style:style style:name="P2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/>
      <style:text-properties officeooo:paragraph-rsid="000709c8"/>
    </style:style>
    <style:style style:name="T1" style:family="text">
      <style:text-properties fo:font-variant="normal" fo:text-transform="none" fo:color="#121112" loext:opacity="100%" style:font-name="Arial" fo:font-size="12pt" fo:letter-spacing="normal" fo:font-style="normal" fo:font-weight="normal" officeooo:rsid="0004ce36" style:font-size-asian="12pt" style:font-size-complex="12pt"/>
    </style:style>
    <style:style style:name="T2" style:family="text">
      <style:text-properties fo:font-variant="normal" fo:text-transform="none" fo:color="#121112" loext:opacity="100%" style:font-name="Arial" fo:font-size="12pt" fo:letter-spacing="normal" fo:font-style="normal" fo:font-weight="normal" officeooo:rsid="000677a0" style:font-size-asian="12pt" style:font-size-complex="12pt"/>
    </style:style>
    <style:style style:name="T3" style:family="text">
      <style:text-properties fo:font-variant="normal" fo:text-transform="none" fo:color="#121112" loext:opacity="100%" style:font-name="Arial" fo:font-size="12pt" fo:letter-spacing="normal" fo:font-style="normal" fo:font-weight="normal" officeooo:rsid="000709c8" style:font-size-asian="12pt" style:font-size-complex="12pt"/>
    </style:style>
    <style:style style:name="T4" style:family="text">
      <style:text-properties fo:font-variant="normal" fo:text-transform="none" fo:color="#121112" loext:opacity="100%" style:font-name="Arial" fo:font-size="12pt" fo:letter-spacing="normal" fo:font-style="normal" fo:font-weight="normal" officeooo:rsid="00089406" style:font-size-asian="12pt" style:font-size-complex="12pt"/>
    </style:style>
    <style:style style:name="T5" style:family="text">
      <style:text-properties officeooo:rsid="000894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1) </text:span><text:span text:style-name="T1">A politica de recursos humanos do McDonald’s possui os princípios da administração de Taylor, porém a metodologia do sistema na empresa é de que todos os funcionários saibam todas as etapas. </text:span><text:span text:style-name="T2">A administração científica de Taylor e as aplicações de métodos para encontrar melhores maneiras de trabalhar e a seleção e treinamento dos seus trabalhadores também é importante para o McDonald’s. A empresa procura ministrar cursos para os novos funcionários e para um melhor ambiente de trabalho </text:span><text:span text:style-name="T3">o McDonald’s promove iniciativas para motivar e envolver os funcionários durante a execução do trabalho.</text:span></text:p>
      <text:p text:style-name="P1"><text:span text:style-name="T3"/></text:p>
      <text:p text:style-name="P2"><text:span text:style-name="T3">2) O princípio de preparo dos trabalhadores da administração científica é a seleção dos funcionários de acordo com as suas habilidades e então prepará-los e treiná-los para produzirem mais e melhor. Quando há uma força de trabalho pouco qualificada no McDonald’s no Brasil, a empresa realiza um treinamento sólido para que o empregado crie um plano de carreira e oferece benefícios, assim como é.</text:span></text:p>
      <text:p text:style-name="P2"><text:span text:style-name="T3"/></text:p>
      <text:p text:style-name="P2"><text:span text:style-name="T3">3) </text:span><text:span text:style-name="T4">Com a sociedade focando em alimentação saudável e consciência nutritiva de alimentos, a tendência da população é de se alimentar e ter uma saúde melhor. Com isso, se o McDonald’s não se adequar para esse novo poderá perder muitos clientes ou até fali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ra" svg:font-family="Lora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3T18:48:36.990000000</meta:creation-date>
    <dc:date>2020-11-13T19:39:05.194000000</dc:date>
    <meta:editing-duration>PT9M15S</meta:editing-duration>
    <meta:editing-cycles>1</meta:editing-cycles>
    <meta:document-statistic meta:table-count="0" meta:image-count="0" meta:object-count="0" meta:page-count="1" meta:paragraph-count="3" meta:word-count="201" meta:character-count="1247" meta:non-whitespace-character-count="1049"/>
    <meta:generator>LibreOffice/7.0.3.1$Windows_X86_64 LibreOffice_project/d7547858d014d4cf69878db179d326fc3483e082</meta:generator>
  </office:meta>
</office:document-meta>
</file>